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583in"/>
    </style:style>
    <style:style style:name="Table1.B" style:family="table-column">
      <style:table-column-properties style:column-width="5.2688in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3" style:family="table-row">
      <style:table-row-properties fo:background-color="#e6e6e6">
        <style:background-image/>
      </style:table-row-properties>
    </style:style>
    <style:style style:name="P1" style:family="paragraph" style:parent-style-name="Standard">
      <style:text-properties officeooo:paragraph-rsid="001c4201"/>
    </style:style>
    <style:style style:name="P2" style:family="paragraph" style:parent-style-name="Standard">
      <style:text-properties officeooo:paragraph-rsid="001da8ef"/>
    </style:style>
    <style:style style:name="P3" style:family="paragraph" style:parent-style-name="Standard">
      <style:text-properties fo:font-size="10pt" officeooo:paragraph-rsid="001c4201" style:font-size-asian="10pt" style:font-size-complex="10pt"/>
    </style:style>
    <style:style style:name="P4" style:family="paragraph" style:parent-style-name="Standard">
      <style:text-properties fo:font-size="14pt" officeooo:paragraph-rsid="001c8b41" style:font-size-asian="14pt" style:font-size-complex="14pt"/>
    </style:style>
    <style:style style:name="P5" style:family="paragraph" style:parent-style-name="Standard">
      <style:text-properties fo:font-size="14pt" officeooo:paragraph-rsid="001e1c9f" style:font-size-asian="14pt" style:font-size-complex="14pt"/>
    </style:style>
    <style:style style:name="P6" style:family="paragraph" style:parent-style-name="Standard">
      <style:text-properties officeooo:paragraph-rsid="001e1c9f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c4201"/>
    </style:style>
    <style:style style:name="P8" style:family="paragraph" style:parent-style-name="Table_20_Contents">
      <style:text-properties style:font-name="Courier New" fo:font-size="10pt" officeooo:paragraph-rsid="001c4201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1c8b41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1da8ef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1e1c9f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officeooo:paragraph-rsid="001c8b4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paragraph-rsid="001c8b41" style:font-size-asian="10pt" style:font-size-complex="10pt"/>
    </style:style>
    <style:style style:name="P15" style:family="paragraph" style:parent-style-name="Table_20_Contents">
      <style:text-properties fo:font-size="10pt" officeooo:paragraph-rsid="001da8ef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paragraph-rsid="001c8b41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officeooo:paragraph-rsid="001da8ef"/>
    </style:style>
    <style:style style:name="P18" style:family="paragraph" style:parent-style-name="Table_20_Contents">
      <style:paragraph-properties fo:text-align="center" style:justify-single-word="false" fo:background-color="#c0c0c0">
        <style:background-image/>
      </style:paragraph-properties>
      <style:text-properties officeooo:paragraph-rsid="001c8b41"/>
    </style:style>
    <style:style style:name="T1" style:family="text">
      <style:text-properties officeooo:rsid="001c4201"/>
    </style:style>
    <style:style style:name="T2" style:family="text">
      <style:text-properties officeooo:rsid="001c8b41"/>
    </style:style>
    <style:style style:name="T3" style:family="text">
      <style:text-properties officeooo:rsid="001da8ef"/>
    </style:style>
    <style:style style:name="T4" style:family="text">
      <style:text-properties fo:font-weight="bold" officeooo:rsid="001c8b41" style:font-weight-asian="bold" style:font-weight-complex="bold"/>
    </style:style>
    <style:style style:name="T5" style:family="text">
      <style:text-properties style:font-name="DejaVu Sans1" fo:font-size="10pt" fo:font-weight="bold" officeooo:rsid="001c8b41" style:font-size-asian="10pt" style:font-weight-asian="bold" style:font-size-complex="10pt" style:font-weight-complex="bold"/>
    </style:style>
    <style:style style:name="T6" style:family="text">
      <style:text-properties officeooo:rsid="001e1c9f"/>
    </style:style>
    <style:style style:name="T7" style:family="text">
      <style:text-properties fo:font-size="14pt" fo:font-weight="bold" officeooo:rsid="001c4201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Brian²</text:span></text:p>
      <text:p text:style-name="P6"><text:span text:style-name="T6"/></text:p>
      <text:p text:style-name="P1"><text:span text:style-name="T1">Github repository: </text:span><text:a xlink:type="simple" xlink:href="https://github.com/brian-team/brian2"><text:span text:style-name="T1">https://github.com/brian-team/brian2</text:span></text:a></text:p>
      <text:p text:style-name="P1"><text:span text:style-name="T1">Documentation: </text:span><text:a xlink:type="simple" xlink:href="https://brian2.readthedocs.org/"><text:span text:style-name="T1">https://brian2.readthedocs.org</text:span></text:a></text:p>
      <text:p text:style-name="P1"><text:span text:style-name="T1"/></text:p>
      <text:p text:style-name="P5"><text:span text:style-name="T6"/></text:p>
      <text:p text:style-name="P5"><text:span text:style-name="T6">Main syntax changes compared to to Brian 1:</text:span></text:p>
      <text:p text:style-name="P5"><text:span text:style-name="T6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8"><text:span text:style-name="T5">NeuronGroup</text:span></text:p>
          </table:table-cell>
          <table:covered-table-cell/>
        </table:table-row>
        <table:table-row>
          <table:table-cell table:style-name="Table1.A2" office:value-type="string">
            <text:p text:style-name="P3"><text:span text:style-name="T1">No “variable guessing” for resets, thresholds and refractoriness</text:span></text:p>
          </table:table-cell>
          <table:table-cell table:style-name="Table1.A1" office:value-type="string">
            <text:p text:style-name="P8"><text:span text:style-name="T2">G = </text:span><text:span text:style-name="T1">NeuronGroup(1</text:span><text:span text:style-name="T2">00</text:span><text:span text:style-name="T1">, 'dv/dt = -v/tau: 1 (unless-refractory)',</text:span></text:p>
            <text:p text:style-name="P8"><text:span text:style-name="T1"><text:s text:c="16"/>threshold='v&gt;1', reset='v=0', refractory=5*ms)</text:span></text:p>
          </table:table-cell>
        </table:table-row>
        <table:table-row table:style-name="Table1.3">
          <table:table-cell table:style-name="Table1.A2" office:value-type="string">
            <text:p text:style-name="P15"><text:span text:style-name="T3">More flexible refractoriness mechanism</text:span></text:p>
          </table:table-cell>
          <table:table-cell table:style-name="Table1.A1" office:value-type="string">
            <text:p text:style-name="P10"><text:span text:style-name="T3">refractory=5*ms <text:s/># fixed time</text:span></text:p>
            <text:p text:style-name="P10"><text:span text:style-name="T3">#one time per neuron, stored in state variable “ref”:</text:span></text:p>
            <text:p text:style-name="P10"><text:span text:style-name="T3">refractory='ref' </text:span></text:p>
            <text:p text:style-name="P10"><text:span text:style-name="T3">refractory='1*ms+rand()' <text:s/># changes after every spike</text:span></text:p>
            <text:p text:style-name="P10"><text:span text:style-name="T3"># stays refractory as long as condition is true:</text:span></text:p>
            <text:p text:style-name="P10"><text:span text:style-name="T3">refractory='v&gt;v_th'</text:span></text:p>
          </table:table-cell>
        </table:table-row>
        <table:table-row>
          <table:table-cell table:style-name="Table1.A2" office:value-type="string">
            <text:p text:style-name="P13"><text:span text:style-name="T2">State variable assignment with strings possible</text:span></text:p>
          </table:table-cell>
          <table:table-cell table:style-name="Table1.A1" office:value-type="string">
            <text:p text:style-name="P9"><text:span text:style-name="T2">G.v = 'i / 100.0 + 0.05*randn()'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4"><text:span text:style-name="T4">Equations</text:span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13"><text:span text:style-name="T2">No more aliases, but support for string_replacement</text:span></text:p>
          </table:table-cell>
          <table:table-cell table:style-name="Table1.A1" office:value-type="string">
            <text:p text:style-name="P9"><text:span text:style-name="T2">Equations('dv/dt = g_L*(E_L – v) / tau',</text:span></text:p>
            <text:p text:style-name="P9"><text:span text:style-name="T2"><text:s text:c="11"/>g_L='g_Le', E_L='E_L_e', tau='tau_e')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4"><text:span text:style-name="T4">Synapses</text:span></text:p>
          </table:table-cell>
          <table:covered-table-cell/>
        </table:table-row>
        <table:table-row>
          <table:table-cell table:style-name="Table1.A2" office:value-type="string">
            <text:p text:style-name="P13"><text:span text:style-name="T2">Completely replaces connect class, even for simple connections</text:span></text:p>
          </table:table-cell>
          <table:table-cell table:style-name="Table1.A1" office:value-type="string">
            <text:p text:style-name="P9"><text:span text:style-name="T2">weight = 0.1</text:span></text:p>
            <text:p text:style-name="P11"><text:span text:style-name="T2">S = Synapses(G, G, pre='v+=weight', connect=True,</text:span></text:p>
            <text:p text:style-name="P11"><text:span text:style-name="T2"><text:s text:c="13"/>delay=0.5*ms)</text:span></text:p>
          </table:table-cell>
        </table:table-row>
        <table:table-row table:style-name="Table1.3">
          <table:table-cell table:style-name="Table1.A2" office:value-type="string">
            <text:p text:style-name="P13"><text:span text:style-name="T2">New method for synapse creation instead of assigning to object</text:span></text:p>
          </table:table-cell>
          <table:table-cell table:style-name="Table1.A1" office:value-type="string">
            <text:p text:style-name="P9"><text:span text:style-name="T2">S = Synapses(G, G, 'w:1', pre='v+=w')</text:span></text:p>
            <text:p text:style-name="P9"><text:span text:style-name="T2">S.connect(True) <text:s/># full connecti</text:span><text:span text:style-name="T6">vity</text:span></text:p>
            <text:p text:style-name="P9"><text:span text:style-name="T2">S.connect('i ==j ') <text:s/># one-to-one connections</text:span></text:p>
            <text:p text:style-name="P9"><text:span text:style-name="T2">S.connect(True, p=0.1) <text:s/># 10% connection probability</text:span></text:p>
            <text:p text:style-name="P9"><text:span text:style-name="T2">S.connect(True, n=2) <text:s/># 2 synapses per connection</text:span></text:p>
          </table:table-cell>
        </table:table-row>
        <table:table-row>
          <table:table-cell table:style-name="Table1.A2" office:value-type="string">
            <text:p text:style-name="P13"><text:span text:style-name="T2">Indexing with strings</text:span></text:p>
          </table:table-cell>
          <table:table-cell table:style-name="Table1.A1" office:value-type="string">
            <text:p text:style-name="P9"><text:span text:style-name="T2">S.weight['i==j'] = 0.1</text:span></text:p>
            <text:p text:style-name="P9"><text:span text:style-name="T2">S.weight['i!=j'] = 0.5</text:span>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1" office:value-type="string">
            <text:p text:style-name="P16"><text:span text:style-name="T2">Units</text:span></text:p>
          </table:table-cell>
        </table:table-row>
        <table:table-row>
          <table:table-cell table:style-name="Table1.A2" office:value-type="string">
            <text:p text:style-name="P13"><text:span text:style-name="T2">Units are not restricted to scalar values</text:span></text:p>
          </table:table-cell>
          <table:table-cell table:style-name="Table1.A1" office:value-type="string">
            <text:p text:style-name="P10"><text:span text:style-name="T3">[1, 2, 3] * mV</text:span></text:p>
            <text:p text:style-name="P10"><text:span text:style-name="T3">sqrt(mean((arange(10) * Hz)**2))</text:span></text:p>
            <text:p text:style-name="P17"><text:span text:style-name="T3"/></text:p>
          </table:table-cell>
        </table:table-row>
      </table:table>
      <text:p text:style-name="P1"><text:span text:style-name="T1"/></text:p>
      <text:p text:style-name="P4"><text:span text:style-name="T2"/></text:p>
      <text:p text:style-name="P4"><text:span text:style-name="T2">Contributions welcome!</text:span></text:p>
      <text:p text:style-name="P4"><text:span text:style-name="T2"/></text:p>
      <text:p text:style-name="P2"><text:span text:style-name="T2">File an issue: </text:span><text:a xlink:type="simple" xlink:href="https://github.com/brian-team/brian2/issues"><text:span text:style-name="T3">https://github.com/brian-team/brian2/issues</text:span></text:a><text:span text:style-name="T3"> </text:span></text:p>
      <text:p text:style-name="P2"><text:span text:style-name="T2">Fork and submit a pull request: </text:span><text:a xlink:type="simple" xlink:href="https://help.github.com/articles/using-pull-requests"><text:span text:style-name="T3">https://help.github.com/articles/using-pull-requests</text:span></text:a></text:p>
      <text:p text:style-name="P2"><text:span text:style-name="T2">Development guidelines: </text:span><text:a xlink:type="simple" xlink:href="https://brian2.readthedocs.org/en/latest/developer/guidelines/index.html"><text:span text:style-name="T3">https://brian2.readthedocs.org/en/latest/developer/guideline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Stimberg</meta:initial-creator>
    <meta:creation-date>2013-07-12T11:00:21</meta:creation-date>
    <dc:date>2013-07-12T11:56:35</dc:date>
    <dc:creator>Marcel Stimberg</dc:creator>
    <meta:editing-duration>PT4M35S</meta:editing-duration>
    <meta:editing-cycles>1</meta:editing-cycles>
    <meta:document-statistic meta:table-count="1" meta:image-count="0" meta:object-count="0" meta:page-count="1" meta:paragraph-count="43" meta:word-count="198" meta:character-count="1676" meta:non-whitespace-character-count="1473"/>
    <meta:generator>LibreOffice/4.0.2.2$Linux_X86_64 LibreOffice_project/400m0$Build-2</meta:generator>
  </office:meta>
</office:document-meta>
</file>